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Text_20_body">
      <style:paragraph-properties fo:text-align="start" style:justify-single-word="false"/>
      <style:text-properties fo:language="en" fo:country="US"/>
    </style:style>
    <style:style style:name="P3" style:family="paragraph" style:parent-style-name="Text_20_body">
      <style:paragraph-properties fo:text-align="center" style:justify-single-word="false"/>
      <style:text-properties fo:language="en" fo:country="US"/>
    </style:style>
    <style:style style:name="P4" style:family="paragraph" style:parent-style-name="Heading">
      <style:paragraph-properties fo:text-align="center" style:justify-single-word="false"/>
      <style:text-properties fo:language="en" fo:country="US"/>
    </style:style>
    <style:style style:name="P5" style:family="paragraph" style:parent-style-name="Bibliography_20_1">
      <style:paragraph-properties>
        <style:tab-stops/>
      </style:paragraph-properties>
    </style:style>
    <style:style style:name="P6" style:family="paragraph" style:parent-style-name="Text_20_body" style:master-page-name="First_20_Page">
      <style:paragraph-properties fo:text-align="center" style:justify-single-word="false" style:page-number="auto"/>
      <style:text-properties fo:language="en" fo:country="US"/>
    </style:style>
    <style:style style:name="P7" style:family="paragraph" style:parent-style-name="Text_20_body">
      <style:text-properties officeooo:paragraph-rsid="0020cebb"/>
    </style:style>
    <style:style style:name="P8" style:family="paragraph" style:parent-style-name="Text_20_body">
      <style:text-properties officeooo:paragraph-rsid="003edd44"/>
    </style:style>
    <style:style style:name="P9" style:family="paragraph" style:parent-style-name="Text_20_body">
      <style:text-properties officeooo:paragraph-rsid="0040915e"/>
    </style:style>
    <style:style style:name="P10" style:family="paragraph" style:parent-style-name="Text_20_body">
      <style:text-properties officeooo:paragraph-rsid="0042c717"/>
    </style:style>
    <style:style style:name="P11" style:family="paragraph" style:parent-style-name="Text_20_body">
      <style:text-properties officeooo:paragraph-rsid="004d37fc"/>
    </style:style>
    <style:style style:name="P12" style:family="paragraph" style:parent-style-name="Text_20_body">
      <style:text-properties officeooo:paragraph-rsid="005d228a"/>
    </style:style>
    <style:style style:name="P13" style:family="paragraph" style:parent-style-name="Text_20_body">
      <style:text-properties officeooo:paragraph-rsid="005f27b4"/>
    </style:style>
    <style:style style:name="P14" style:family="paragraph" style:parent-style-name="Heading_20_1">
      <style:text-properties fo:language="en" fo:country="US"/>
    </style:style>
    <style:style style:name="P15" style:family="paragraph" style:parent-style-name="Heading_20_1" style:list-style-name="">
      <style:text-properties fo:language="en" fo:country="US"/>
    </style:style>
    <style:style style:name="P16" style:family="paragraph" style:parent-style-name="Heading_20_1">
      <style:paragraph-properties fo:break-before="page"/>
    </style:style>
    <style:style style:name="P17" style:family="paragraph" style:parent-style-name="Heading_20_1">
      <style:paragraph-properties fo:break-before="page"/>
      <style:text-properties fo:language="en" fo:country="US"/>
    </style:style>
    <style:style style:name="P18" style:family="paragraph" style:parent-style-name="Contents_20_Heading">
      <style:paragraph-properties fo:break-before="page"/>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Footer">
      <style:paragraph-properties fo:text-align="center" style:justify-single-word="false"/>
    </style:style>
    <style:style style:name="P21" style:family="paragraph" style:parent-style-name="Heading_20_2">
      <style:text-properties fo:language="en" fo:country="US"/>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language="en" fo:country="US"/>
    </style:style>
    <style:style style:name="T2" style:family="text">
      <style:text-properties fo:language="en" fo:country="US" officeooo:rsid="005f27b4"/>
    </style:style>
    <style:style style:name="T3" style:family="text">
      <style:text-properties officeooo:rsid="001f5a98"/>
    </style:style>
    <style:style style:name="T4" style:family="text">
      <style:text-properties officeooo:rsid="0020cebb"/>
    </style:style>
    <style:style style:name="T5" style:family="text">
      <style:text-properties fo:font-style="italic" officeooo:rsid="0020cebb" style:font-style-asian="italic" style:font-style-complex="italic"/>
    </style:style>
    <style:style style:name="T6" style:family="text">
      <style:text-properties fo:font-style="italic" officeooo:rsid="005d228a" style:font-style-asian="italic" style:font-style-complex="italic"/>
    </style:style>
    <style:style style:name="T7" style:family="text">
      <style:text-properties fo:font-style="normal" officeooo:rsid="0020cebb" style:font-style-asian="normal" style:font-style-complex="normal"/>
    </style:style>
    <style:style style:name="T8" style:family="text">
      <style:text-properties fo:font-style="normal" officeooo:rsid="005d228a" style:font-style-asian="normal" style:font-style-complex="normal"/>
    </style:style>
    <style:style style:name="T9" style:family="text">
      <style:text-properties officeooo:rsid="0022c8ed"/>
    </style:style>
    <style:style style:name="T10" style:family="text">
      <style:text-properties officeooo:rsid="0025f728"/>
    </style:style>
    <style:style style:name="T11" style:family="text">
      <style:text-properties officeooo:rsid="00264264"/>
    </style:style>
    <style:style style:name="T12" style:family="text">
      <style:text-properties officeooo:rsid="0027e583"/>
    </style:style>
    <style:style style:name="T13" style:family="text">
      <style:text-properties officeooo:rsid="00299e21"/>
    </style:style>
    <style:style style:name="T14" style:family="text">
      <style:text-properties officeooo:rsid="0029e64a"/>
    </style:style>
    <style:style style:name="T15" style:family="text">
      <style:text-properties officeooo:rsid="002b5d27"/>
    </style:style>
    <style:style style:name="T16" style:family="text">
      <style:text-properties officeooo:rsid="002ca38c"/>
    </style:style>
    <style:style style:name="T17" style:family="text">
      <style:text-properties officeooo:rsid="002e84bc"/>
    </style:style>
    <style:style style:name="T18" style:family="text">
      <style:text-properties officeooo:rsid="002eafd1"/>
    </style:style>
    <style:style style:name="T19" style:family="text">
      <style:text-properties officeooo:rsid="002fbff3"/>
    </style:style>
    <style:style style:name="T20" style:family="text">
      <style:text-properties officeooo:rsid="0030adec"/>
    </style:style>
    <style:style style:name="T21" style:family="text">
      <style:text-properties officeooo:rsid="0030ebf1"/>
    </style:style>
    <style:style style:name="T22" style:family="text">
      <style:text-properties officeooo:rsid="0030ef5c"/>
    </style:style>
    <style:style style:name="T23" style:family="text">
      <style:text-properties officeooo:rsid="0035c90b"/>
    </style:style>
    <style:style style:name="T24" style:family="text">
      <style:text-properties officeooo:rsid="00363e54"/>
    </style:style>
    <style:style style:name="T25" style:family="text">
      <style:text-properties officeooo:rsid="003692fb"/>
    </style:style>
    <style:style style:name="T26" style:family="text">
      <style:text-properties officeooo:rsid="0037f1f7"/>
    </style:style>
    <style:style style:name="T27" style:family="text">
      <style:text-properties officeooo:rsid="0038de2b"/>
    </style:style>
    <style:style style:name="T28" style:family="text">
      <style:text-properties officeooo:rsid="003a33b6"/>
    </style:style>
    <style:style style:name="T29" style:family="text">
      <style:text-properties officeooo:rsid="003b61f5"/>
    </style:style>
    <style:style style:name="T30" style:family="text">
      <style:text-properties officeooo:rsid="003c564d"/>
    </style:style>
    <style:style style:name="T31" style:family="text">
      <style:text-properties officeooo:rsid="003cd0ac"/>
    </style:style>
    <style:style style:name="T32" style:family="text">
      <style:text-properties officeooo:rsid="003e7835"/>
    </style:style>
    <style:style style:name="T33" style:family="text">
      <style:text-properties officeooo:rsid="003f1d1c"/>
    </style:style>
    <style:style style:name="T34" style:family="text">
      <style:text-properties officeooo:rsid="0042441d"/>
    </style:style>
    <style:style style:name="T35" style:family="text">
      <style:text-properties officeooo:rsid="0042c717"/>
    </style:style>
    <style:style style:name="T36" style:family="text">
      <style:text-properties officeooo:rsid="0044ab64"/>
    </style:style>
    <style:style style:name="T37" style:family="text">
      <style:text-properties officeooo:rsid="0045a3fd"/>
    </style:style>
    <style:style style:name="T38" style:family="text">
      <style:text-properties officeooo:rsid="0046add1"/>
    </style:style>
    <style:style style:name="T39" style:family="text">
      <style:text-properties officeooo:rsid="0047ef19"/>
    </style:style>
    <style:style style:name="T40" style:family="text">
      <style:text-properties officeooo:rsid="00494727"/>
    </style:style>
    <style:style style:name="T41" style:family="text">
      <style:text-properties officeooo:rsid="004b1744"/>
    </style:style>
    <style:style style:name="T42" style:family="text">
      <style:text-properties officeooo:rsid="004b2af0"/>
    </style:style>
    <style:style style:name="T43" style:family="text">
      <style:text-properties officeooo:rsid="004d37fc"/>
    </style:style>
    <style:style style:name="T44" style:family="text">
      <style:text-properties officeooo:rsid="004e3ff4"/>
    </style:style>
    <style:style style:name="T45" style:family="text">
      <style:text-properties officeooo:rsid="0050b6ef"/>
    </style:style>
    <style:style style:name="T46" style:family="text">
      <style:text-properties officeooo:rsid="005289c5"/>
    </style:style>
    <style:style style:name="T47" style:family="text">
      <style:text-properties officeooo:rsid="0052fee8"/>
    </style:style>
    <style:style style:name="T48" style:family="text">
      <style:text-properties officeooo:rsid="00565b5b"/>
    </style:style>
    <style:style style:name="T49" style:family="text">
      <style:text-properties officeooo:rsid="00568505"/>
    </style:style>
    <style:style style:name="T50" style:family="text">
      <style:text-properties officeooo:rsid="0056965e"/>
    </style:style>
    <style:style style:name="T51" style:family="text">
      <style:text-properties officeooo:rsid="00581da8"/>
    </style:style>
    <style:style style:name="T52" style:family="text">
      <style:text-properties officeooo:rsid="0059dad6"/>
    </style:style>
    <style:style style:name="T53" style:family="text">
      <style:text-properties officeooo:rsid="005a9665"/>
    </style:style>
    <style:style style:name="T54" style:family="text">
      <style:text-properties officeooo:rsid="005c0020"/>
    </style:style>
    <style:style style:name="T55" style:family="text">
      <style:text-properties officeooo:rsid="005d228a"/>
    </style:style>
    <style:style style:name="T56" style:family="text">
      <style:text-properties officeooo:rsid="005de5b2"/>
    </style:style>
    <style:style style:name="T57" style:family="text">
      <style:text-properties officeooo:rsid="005f27b4"/>
    </style:style>
    <style:style style:name="T58" style:family="text">
      <style:text-properties officeooo:rsid="0060015f"/>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3"/>
      <text:p text:style-name="P3"/>
      <text:p text:style-name="P3"/>
      <text:p text:style-name="P3"/>
      <text:p text:style-name="P4">Automated generation of microsites from collections of widgets</text:p>
      <text:p text:style-name="P3"/>
      <text:p text:style-name="P3"/>
      <text:p text:style-name="P3"/>
      <text:p text:style-name="P3">Tartu 2012</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8">Table of Contents</text:p>
          </text:index-title>
          <text:p text:style-name="P19"><text:a xlink:type="simple" xlink:href="#__RefHeading__117_1837975767" text:style-name="Index_20_Link" text:visited-style-name="Index_20_Link">Introduction<text:tab/>3</text:a></text:p>
          <text:p text:style-name="P19"><text:a xlink:type="simple" xlink:href="#__RefHeading__119_1837975767" text:style-name="Index_20_Link" text:visited-style-name="Index_20_Link">Related work<text:tab/>3</text:a></text:p>
          <text:p text:style-name="P19"><text:a xlink:type="simple" xlink:href="#__RefHeading__121_1837975767" text:style-name="Index_20_Link" text:visited-style-name="Index_20_Link">Background<text:tab/>3</text:a></text:p>
          <text:p text:style-name="P19"><text:a xlink:type="simple" xlink:href="#__RefHeading__123_1837975767" text:style-name="Index_20_Link" text:visited-style-name="Index_20_Link">Case study 1<text:tab/>4</text:a></text:p>
          <text:p text:style-name="P22"><text:a xlink:type="simple" xlink:href="#__RefHeading__208_6428573" text:style-name="Index_20_Link" text:visited-style-name="Index_20_Link">Components<text:tab/>4</text:a></text:p>
          <text:p text:style-name="P23"><text:a xlink:type="simple" xlink:href="#__RefHeading__210_6428573" text:style-name="Index_20_Link" text:visited-style-name="Index_20_Link">Widgets<text:tab/>4</text:a></text:p>
          <text:p text:style-name="P23"><text:a xlink:type="simple" xlink:href="#__RefHeading__212_6428573" text:style-name="Index_20_Link" text:visited-style-name="Index_20_Link">Templates<text:tab/>4</text:a></text:p>
          <text:p text:style-name="P22"><text:a xlink:type="simple" xlink:href="#__RefHeading__339_6428573" text:style-name="Index_20_Link" text:visited-style-name="Index_20_Link">Process<text:tab/>5</text:a></text:p>
          <text:p text:style-name="P23"><text:a xlink:type="simple" xlink:href="#__RefHeading__474_6428573" text:style-name="Index_20_Link" text:visited-style-name="Index_20_Link">User<text:tab/>5</text:a></text:p>
          <text:p text:style-name="P23"><text:a xlink:type="simple" xlink:href="#__RefHeading__476_6428573" text:style-name="Index_20_Link" text:visited-style-name="Index_20_Link">Server side<text:tab/>5</text:a></text:p>
          <text:p text:style-name="P23"><text:a xlink:type="simple" xlink:href="#__RefHeading__478_6428573" text:style-name="Index_20_Link" text:visited-style-name="Index_20_Link">Client side<text:tab/>6</text:a></text:p>
          <text:p text:style-name="P19"><text:a xlink:type="simple" xlink:href="#__RefHeading__125_1837975767" text:style-name="Index_20_Link" text:visited-style-name="Index_20_Link">Case study 2<text:tab/>7</text:a></text:p>
          <text:p text:style-name="P19"><text:a xlink:type="simple" xlink:href="#__RefHeading__127_1837975767" text:style-name="Index_20_Link" text:visited-style-name="Index_20_Link">Solution<text:tab/>7</text:a></text:p>
          <text:p text:style-name="P19"><text:a xlink:type="simple" xlink:href="#__RefHeading__137_1837975767" text:style-name="Index_20_Link" text:visited-style-name="Index_20_Link">Abstract<text:tab/>7</text:a></text:p>
          <text:p text:style-name="P19"><text:a xlink:type="simple" xlink:href="#__RefHeading__139_1837975767" text:style-name="Index_20_Link" text:visited-style-name="Index_20_Link">Conclusions<text:tab/>7</text:a></text:p>
          <text:p text:style-name="P19"><text:a xlink:type="simple" xlink:href="#__RefHeading__141_1837975767" text:style-name="Index_20_Link" text:visited-style-name="Index_20_Link">Future work<text:tab/>7</text:a></text:p>
          <text:p text:style-name="P19"><text:a xlink:type="simple" xlink:href="#__RefHeading__163_1837975767" text:style-name="Index_20_Link" text:visited-style-name="Index_20_Link">Bibliography<text:tab/>8</text:a></text:p>
          <text:p text:style-name="P19"><text:a xlink:type="simple" xlink:href="#__RefHeading__165_1837975767" text:style-name="Index_20_Link" text:visited-style-name="Index_20_Link">Appendix<text:tab/>9</text:a></text:p>
          <text:p text:style-name="P22"><text:a xlink:type="simple" xlink:href="#__RefHeading__167_1837975767" text:style-name="Index_20_Link" text:visited-style-name="Index_20_Link">Source code<text:tab/>9</text:a></text:p>
        </text:index-body>
      </text:table-of-content>
      <text:p text:style-name="P2"/>
      <text:p text:style-name="P2"/>
      <text:h text:style-name="P17" text:outline-level="1"><text:bookmark-start text:name="__RefHeading__117_1837975767"/>Introduction<text:bookmark-end text:name="__RefHeading__117_1837975767"/></text:h>
      <text:p text:style-name="P1">2 pages</text:p>
      <text:h text:style-name="P14" text:outline-level="1"><text:bookmark-start text:name="__RefHeading__119_1837975767"/>Related work<text:bookmark-end text:name="__RefHeading__119_1837975767"/></text:h>
      <text:p text:style-name="P1">3-5 pages</text:p>
      <text:h text:style-name="P14" text:outline-level="1"><text:bookmark-start text:name="__RefHeading__121_1837975767"/>Background<text:bookmark-end text:name="__RefHeading__121_1837975767"/></text:h>
      <text:p text:style-name="P1">RuleML, Microdata, OpenAjax (5-10 pages)</text:p>
      <text:h text:style-name="P15" text:outline-level="1"/>
      <text:h text:style-name="P17" text:outline-level="1"><text:bookmark-start text:name="__RefHeading__123_1837975767"/>Case study 1<text:bookmark-end text:name="__RefHeading__123_1837975767"/></text:h>
      <text:p text:style-name="P1"><text:tab/>The aim of this case study is the creation of mashup for visualizing “Hourly labour costs in Euros (European Union 1997-2008)” data <text:bibliography-mark text:identifier="EULABOURCOST" text:bibliography-type="www" text:title="Hourly labour costs in Euros (European Union 1997-2008)" text:url="http://www-958.ibm.com/software/data/cognos/manyeyes/datasets/hourly-labour-costs-in-euros-europ/versions/1">[EULABOURCOST]</text:bibliography-mark>.</text:p>
      <text:h text:style-name="P21" text:outline-level="2"><text:bookmark-start text:name="__RefHeading__208_6428573"/>Components<text:bookmark-end text:name="__RefHeading__208_6428573"/></text:h>
      <text:h text:style-name="Heading_20_3" text:outline-level="3"><text:bookmark-start text:name="__RefHeading__210_6428573"/>Widgets<text:bookmark-end text:name="__RefHeading__210_6428573"/></text:h>
      <text:p text:style-name="Text_20_body"><text:tab/>Five widgets are required for this mashup. Widgets are described using OpenAjax metadata 1.0 specification.</text:p>
      <text:p text:style-name="Text_20_body"><text:tab/>Data widget loads the data from the service and publishes it to other widgets for consumption. Data widget has proposed, but not official, Schema.org type “Dataset”.</text:p>
      <text:p text:style-name="Text_20_body"><text:tab/>Data manager widget is non-visible widget that stores data from data widget and publishes it to other visual widgets in an understandable format. It does the initial distribution of data and then listens for queries from widgets for additional data. Similarily to data widget, data manager has <text:s/>proposed Schema.org type “Dataset”.</text:p>
      <text:p text:style-name="Text_20_body"><text:tab/>Map widget is the primary data visualization widget in this case. It displays data about all countries and only about one year at a time. Year, that is displayed, can be selected by clicking on it in the menu that is above map. Map widget has Schema.org type “Map”. <text:span text:style-name="T31">Allowed minimum dimensions for this widget are 100 width and 50 height, </text:span><text:span text:style-name="T32">allowed maximum dimensions for this widget are 2000 width and 1000 height.</text:span></text:p>
      <text:p text:style-name="P8"><text:tab/>Table widget is used as a secondary data visualization method. It displays data across all years and countries at the same time. Table has Schema.org type “Table”. <text:span text:style-name="T31">Allowed minimum dimensions for this widget are </text:span><text:span text:style-name="T33">2</text:span><text:span text:style-name="T31">00 width and </text:span><text:span text:style-name="T33">10</text:span><text:span text:style-name="T31">0 height, </text:span><text:span text:style-name="T32">allowed maximum dimensions for this widget are 2000 width and 1000 height.</text:span></text:p>
      <text:p text:style-name="P9"><text:tab/>Summary widget displays short summary of the data. Summary has Schema.org type “WPFooter”. <text:span text:style-name="T31">Allowed minimum dimensions for this widget are 100 width and </text:span><text:span text:style-name="T34">50</text:span><text:span text:style-name="T31"> height, </text:span><text:span text:style-name="T32">allowed maximum dimensions for this widget are 2000 width and 100 height.</text:span></text:p>
      <text:h text:style-name="Heading_20_3" text:outline-level="3"><text:bookmark-start text:name="__RefHeading__212_6428573"/>Templates<text:bookmark-end text:name="__RefHeading__212_6428573"/></text:h>
      <text:p text:style-name="P7"><text:tab/>Templates database should contain several possible templates for different mashup scenarios. These templates are built based on other highly regarded websites and usability <text:soft-page-break/>guidelines. <text:span text:style-name="T4">Templates consist of regular XHTML with CSS and JavaScript and widget placeholders are described with Microdata using special </text:span><text:span text:style-name="T5">http://automicrosite.maesalu.com/TemplatePlaceholder</text:span><text:span text:style-name="T7"> item type.</text:span></text:p>
      <text:p text:style-name="Text_20_body"><text:tab/>For <text:span text:style-name="T9">the</text:span> given scenario a simple template with <text:span text:style-name="T15">2</text:span> placeholders is required. <text:span text:style-name="T10">Template consists of header, content and footer areas. </text:span><text:span text:style-name="T11">According to rule X, there is a menu in the header area. </text:span><text:span text:style-name="T13">This menu</text:span><text:span text:style-name="T12"> allows switching between widgets in the content area. </text:span><text:span text:style-name="T14">In the content area there is a widget placeholder that </text:span><text:span text:style-name="T16">according to rule X2</text:span><text:span text:style-name="T14"> allows </text:span><text:span text:style-name="T15">Schema.org type “Map”, “MediaObject” and “Table” elements. </text:span><text:span text:style-name="T17">Dimensions of this are are not very restrictive, so minimum with and height are defined to be 1 and maximum width and height are defined to be </text:span><text:span text:style-name="T18">9999</text:span><text:span text:style-name="T17">. </text:span><text:span text:style-name="T19">This placeholder also </text:span><text:span text:style-name="T20">several widgets and p</text:span><text:span text:style-name="T19">agination </text:span><text:span text:style-name="T20">between widgets </text:span><text:span text:style-name="T19">which is controlled by menu that is part of the template. </text:span><text:span text:style-name="T21">Footer area contains placeholder that allows Schema.org type “WPFooter”, is optional and allows just one widget. </text:span><text:span text:style-name="T22">Dimensions are again not restrictive, so minimum width and height are 1 and maximum width and height are 9999.</text:span></text:p>
      <text:h text:style-name="Heading_20_2" text:outline-level="2"><text:bookmark-start text:name="__RefHeading__339_6428573"/>Process<text:bookmark-end text:name="__RefHeading__339_6428573"/></text:h>
      <text:h text:style-name="Heading_20_3" text:outline-level="3"><text:bookmark-start text:name="__RefHeading__474_6428573"/>User<text:bookmark-end text:name="__RefHeading__474_6428573"/></text:h>
      <text:p text:style-name="Text_20_body"><text:tab/>The first step of creating a mashup is choosing the data source or data sources, in this case <text:span text:style-name="T1">“</text:span><text:span text:style-name="T1">Hourly labour costs in Euros (European Union 1997-2008)</text:span><text:span text:style-name="T1">” </text:span><text:span text:style-name="T1">is used. </text:span><text:span text:style-name="T1">Then visual widgets need to be chosen, </text:span><text:span text:style-name="T1">map widget, table widget and summary widget are used in this case. </text:span><text:span text:style-name="T1">This information is submitted to server for processing.</text:span></text:p>
      <text:h text:style-name="Heading_20_3" text:outline-level="3"><text:bookmark-start text:name="__RefHeading__476_6428573"/>Server side<text:bookmark-end text:name="__RefHeading__476_6428573"/></text:h>
      <text:p text:style-name="Text_20_body"><text:tab/>Server application receives OpenAjax metadata files. It loads priority and Schema.org generalization rules from RuleML rule files. Priority rules allow ordering widgets so more important are displayed higher or on first pages. For example, priority rule says that Schema.org “MediaObject” widget has higher priority than “Table” widget. Generalization rules allow Schema.org child rules to inherit rules that apply to parent rules. For example, “MediaObject” rules also apply to it's child types “AudioObject”, “ImageObject”, “MusicVideoObject” and “VideoObject”.</text:p>
      <text:p text:style-name="Text_20_body"><text:tab/>It then uses XSLT, EXtensible Stylesheet Language Transformations, to create RuleML facts and implications, for checking whether template has placeholders for all widgets, based on <text:soft-page-break/>OpenAjax metadata. Facts include category values, normal dimensions and minimum and maximum dimensions. These are then appended to previously loaded rules. Server application also reads template files and generates RuleML facts and implications, for checking whether there are widgets for all placeholders, based on it. Facts include category values that are acceptable in specific placeholders, minimum and maximum dimensions, and whether specific placeholder is optional and may remain empty. These are again appends to already created rules and facts.</text:p>
      <text:p text:style-name="P11"><text:tab/>Once all facts and implications have been read, created and combined, they are sent to RuleML service. Now server application start querying for template and then for widget positions. <text:span text:style-name="T3">To find a</text:span> template a query is created that checks whether there exists widget for all placeholders and whether there exists template placeholder for all widgets. These checks are based on Schema.org types and dimensions. <text:span text:style-name="T23">Template described under templates section in this case study fits this query because it has </text:span><text:span text:style-name="T24">a placeholder that can contain several “Table” and “Map” type </text:span><text:span text:style-name="T25">widgets</text:span><text:span text:style-name="T24"> and it has </text:span><text:span text:style-name="T28">a </text:span><text:span text:style-name="T24">placeholder that can contain “WPFooter” type widget, </text:span><text:span text:style-name="T26">these widgets also fit in these </text:span><text:span text:style-name="T27">placeholders</text:span><text:span text:style-name="T26"> based on dimensions. </text:span><text:span text:style-name="T29">Now that template has been chosen a query is prepared to find placeholders for widgets. </text:span><text:span text:style-name="T30">Query contains template and widget identifiers and returns placeholder identifier for the widget, priority, and minimum and maximum dimensions widget can take in chosen placeholder. </text:span><text:span text:style-name="T35">Map widget is placed into content area placeholder with priority 10, minimum width 100 and height 50, </text:span><text:span text:style-name="T36">and</text:span><text:span text:style-name="T35"> maximum </text:span><text:span text:style-name="T36">width </text:span><text:span text:style-name="T35">2000 and </text:span><text:span text:style-name="T36">height </text:span><text:span text:style-name="T35">1000. </text:span><text:span text:style-name="T41">Table widget is also placed into content area placeholder, since it can contain several widgets, with priority 1, minimum width </text:span><text:span text:style-name="T33">2</text:span><text:span text:style-name="T31">00 and </text:span><text:span text:style-name="T41">height </text:span><text:span text:style-name="T33">10</text:span><text:span text:style-name="T31">0, </text:span><text:span text:style-name="T41">and</text:span><text:span text:style-name="T31"> </text:span><text:span text:style-name="T32">maximum </text:span><text:span text:style-name="T42">width </text:span><text:span text:style-name="T32">2000 </text:span><text:span text:style-name="T42">a</text:span><text:span text:style-name="T32">nd </text:span><text:span text:style-name="T42">height </text:span><text:span text:style-name="T32">1000. </text:span><text:span text:style-name="T43">Summary widget is placed into footer placeholder with priority 5, minimum width </text:span><text:span text:style-name="T31">100 and </text:span><text:span text:style-name="T43">height </text:span><text:span text:style-name="T34">50</text:span><text:span text:style-name="T31">, </text:span><text:span text:style-name="T43">and </text:span><text:span text:style-name="T32">maximum </text:span><text:span text:style-name="T43">width</text:span><text:span text:style-name="T32"> 2000 and </text:span><text:span text:style-name="T43">height </text:span><text:span text:style-name="T32">100</text:span><text:span text:style-name="T22">.</text:span></text:p>
      <text:p text:style-name="P10"><text:span text:style-name="T35"><text:tab/></text:span><text:span text:style-name="T37">Now </text:span><text:span text:style-name="T38">that application knows the template and widget locations it</text:span><text:span text:style-name="T37"> loads the selected template file and appends all the necessary OpenAjax hup files and JavaScript code to it. It also appends data and data manager widgets to the end of body, </text:span><text:span text:style-name="T39">location of these widgets is not important since these are not visual. </text:span><text:span text:style-name="T40">Query results about visual widgets are converted to JSON and appended to template file for client side code. </text:span><text:span text:style-name="T44">Finished HTML code is returned to user browser.</text:span></text:p>
      <text:h text:style-name="Heading_20_3" text:outline-level="3"><text:bookmark-start text:name="__RefHeading__478_6428573"/>Client side<text:bookmark-end text:name="__RefHeading__478_6428573"/></text:h>
      <text:p text:style-name="P12"><text:tab/><text:span text:style-name="T45">Once server side </text:span><text:span text:style-name="T47">application </text:span><text:span text:style-name="T45">has finished and returned HTML code to the browser, client side code starts building the mashup. </text:span><text:span text:style-name="T46">At first OpenAjax hub is created, then JavaScript code is executed that loads all the widgets into the hu</text:span><text:span text:style-name="T58">b</text:span><text:span text:style-name="T46"> </text:span><text:span text:style-name="T48">and placed into correct template placeholders. Map </text:span><text:soft-page-break/><text:span text:style-name="T48">and table widgets are both placed into content area placeholder, but because map </text:span><text:span text:style-name="T50">widget </text:span><text:span text:style-name="T48">has higher priority then it is placed on </text:span><text:span text:style-name="T51">the </text:span><text:span text:style-name="T48">first page and map </text:span><text:span text:style-name="T49">widget</text:span><text:span text:style-name="T48"> can be accessed through menu. </text:span><text:span text:style-name="T52">Summary is placed into footer area placeholder. </text:span><text:span text:style-name="T55">In order to distribute information </text:span><text:span text:style-name="T56">too all widgets without loss</text:span><text:span text:style-name="T55">, </text:span><text:span text:style-name="T6">onload</text:span><text:span text:style-name="T8"> event is attached to all widgets and once all widgets have been loaded, data widget is told to distribute the data. </text:span><text:span text:style-name="T53">Now that all widgets have been placed, widget resizing code is executed that takes the size of the window, minimum and maximum allowed dimensions returned by the server and calculates currently appropriate dimensions. This code is also executed every time browser window size changes to maintain liquid layout, </text:span><text:span text:style-name="T54">according to rule X3.</text:span></text:p>
      <text:p text:style-name="P13"><text:span text:style-name="T54"><text:tab/></text:span><text:span text:style-name="T57">This concludes the creation of mashup for </text:span><text:span text:style-name="T2">“Hourly labour costs in Euros (European Union 1997-2008)” data.</text:span></text:p>
      <text:h text:style-name="Heading_20_1" text:outline-level="1"><text:bookmark-start text:name="__RefHeading__125_1837975767"/>Case study 2<text:bookmark-end text:name="__RefHeading__125_1837975767"/></text:h>
      <text:p text:style-name="Text_20_body">5 pages</text:p>
      <text:h text:style-name="Heading_20_1" text:outline-level="1"><text:bookmark-start text:name="__RefHeading__127_1837975767"/>Solution<text:bookmark-end text:name="__RefHeading__127_1837975767"/></text:h>
      <text:p text:style-name="Text_20_body">4+1 architectural view</text:p>
      <text:h text:style-name="Heading_20_1" text:outline-level="1"><text:bookmark-start text:name="__RefHeading__137_1837975767"/>Abstract<text:bookmark-end text:name="__RefHeading__137_1837975767"/></text:h>
      <text:p text:style-name="Text_20_body">1 page</text:p>
      <text:h text:style-name="Heading_20_1" text:outline-level="1"><text:bookmark-start text:name="__RefHeading__139_1837975767"/>Conclusions<text:bookmark-end text:name="__RefHeading__139_1837975767"/></text:h>
      <text:p text:style-name="Text_20_body">1 page</text:p>
      <text:h text:style-name="Heading_20_1" text:outline-level="1"><text:bookmark-start text:name="__RefHeading__141_1837975767"/>Future work<text:bookmark-end text:name="__RefHeading__141_1837975767"/></text:h>
      <text:p text:style-name="Text_20_body">1 page</text:p>
      <text:p text:style-name="P1"/>
      <text:h text:style-name="P16" text:outline-level="1"><text:bookmark-start text:name="__RefHeading__163_1837975767"/>Bibliography<text:bookmark-end text:name="__RefHeading__163_1837975767"/></text:h>
      <text:bibliography text:style-name="Sect2"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5">EULABOURCOST: , Hourly labour costs in Euros (European Union 1997-2008), , http://www-958.ibm.com/software/data/cognos/manyeyes/datasets/hourly-labour-costs-in-euros-europ/versions/1</text:p>
        </text:index-body>
      </text:bibliography>
      <text:p text:style-name="Text_20_body"/>
      <text:p text:style-name="Text_20_body"/>
      <text:h text:style-name="P16" text:outline-level="1"><text:bookmark-start text:name="__RefHeading__165_1837975767"/>Appendix<text:bookmark-end text:name="__RefHeading__165_1837975767"/></text:h>
      <text:h text:style-name="Heading_20_2" text:outline-level="2"><text:bookmark-start text:name="__RefHeading__167_1837975767"/>Source code<text:bookmark-end text:name="__RefHeading__167_1837975767"/></text:h>
      <text:p text:style-name="Text_20_body"><text:tab/>The source code of the implementation can be found from GitHub: https://github.com/hansm/Automated-generation-of-microsi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style:contextual-spacing="false" style:page-number="auto" fo:keep-with-next="always"/>
      <style:text-properties style:font-name="Times New Roman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fo:line-height="150%" fo:text-align="justify" style:justify-single-word="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t" fo:country="EE"/>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9</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15T16:39:29.16</meta:creation-date>
    <dc:date>2012-09-18T01:55:15.42</dc:date>
    <meta:editing-duration>P1DT11H10M16S</meta:editing-duration>
    <meta:editing-cycles>166</meta:editing-cycles>
    <meta:generator>LibreOffice/3.6$Windows_x86 LibreOffice_project/e29a214-2bbed72-0621de6-a97528c-8f066d</meta:generator>
    <meta:document-statistic meta:table-count="0" meta:image-count="0" meta:object-count="0" meta:page-count="9" meta:paragraph-count="69" meta:word-count="1331" meta:character-count="8580" meta:non-whitespace-character-count="7300"/>
  </office:meta>
</office:document-meta>
</file>